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ethodsRequestCondition.combine( RequestMethodsRequestCondition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ethodsRequestCondition.matchPreFligh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MethodsRequestCondition.getMatchingCondition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MethodsRequestCondition.RequestMethodsRequestCondition( Set &lt; RequestMethod &gt;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.RequestMethodsRequestCondition( RequestMethod ... request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ethodsRequestCondition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.compareTo( RequestMethodsRequestCondition other , HttpServle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ethod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ethodsRequestCondition.matchRequestMethod( String httpMethod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